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970000034605F423C92A209B1C.png" manifest:media-type="image/png"/>
  <manifest:file-entry manifest:full-path="Pictures/10000201000002AA000000A320094EB9CED903F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75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5.737cm" presentation:class="title" presentation:user-transformed="true">
          <draw:text-box>
            <text:p>Wstęp do Dockera</text:p>
          </draw:text-box>
        </draw:frame>
        <draw:frame draw:style-name="gr1" draw:text-style-name="P1" draw:layer="layout" svg:width="18.044cm" svg:height="4.312cm" svg:x="5.2cm" svg:y="7.088cm">
          <draw:image xlink:href="Pictures/10000201000002AA000000A320094EB9CED90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rtainer</text:p>
          </draw:text-box>
        </draw:frame>
        <draw:frame draw:style-name="gr1" draw:text-style-name="P1" draw:layer="layout" svg:width="16.259cm" svg:height="14.827cm" svg:x="9.8cm" svg:y="4.6cm">
          <draw:image xlink:href="Pictures/10000201000003970000034605F423C92A209B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rtainer</text:p>
          </draw:text-box>
        </draw:frame>
        <draw:frame draw:style-name="gr3" draw:text-style-name="P4" draw:layer="layout" svg:width="27.134cm" svg:height="1.725cm" svg:x="0.488cm" svg:y="9.142cm">
          <draw:text-box>
            <text:p>docker run -d -p 80:9000 -v /var/run/docker.sock:/var/run/docker.sock portainer/portainer:latest --no-auth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Bez_20_tytułu1" style:display-name="Bez tytułu1" style:family="graphic" style:parent-style-name="text">
      <style:text-properties fo:font-size="18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4-09T10:02:00.029369884</meta:creation-date>
    <meta:editing-duration>PT2H2M59S</meta:editing-duration>
    <meta:editing-cycles>18</meta:editing-cycles>
    <meta:generator>LibreOffice/7.0.4.2$Linux_X86_64 LibreOffice_project/573028415b474775687f7355a6d413c41d013a01</meta:generator>
    <dc:title>Midnightblue</dc:title>
    <dc:date>2021-01-27T21:10:02.556748912</dc:date>
    <meta:document-statistic meta:object-count="60"/>
  </office:meta>
</office:document-meta>
</file>